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666666"/>
      <style:map style:condition="cell-content()=&quot;E.U.A&quot;" style:apply-style-name="Good" style:base-cell-address="Sheet1.B1"/>
      <style:map style:condition="cell-content()=&quot;Brasil&quot;" style:apply-style-name="Good" style:base-cell-address="Sheet1.B1"/>
    </style:style>
    <style:style style:name="ce3" style:family="table-cell" style:parent-style-name="Default">
      <style:map style:condition="cell-content()=&quot;E.U.A&quot;" style:apply-style-name="Good" style:base-cell-address="Sheet1.B1"/>
      <style:map style:condition="cell-content()=&quot;Brasil&quot;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País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écad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Inspec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zu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rd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zu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.U.A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Roj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.U.A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Roj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Gri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orshe</text:p>
          </table:table-cell>
          <table:table-cell office:value-type="string" calcext:value-type="string">
            <text:p>Amarill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zu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Verd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Gri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Si</text:p>
          </table:table-cell>
        </table:table-row>
        <calcext:conditional-formats>
          <calcext:conditional-format calcext:target-range-address="Sheet1.B1:Sheet1.B11">
            <calcext:condition calcext:apply-style-name="Good" calcext:value="=&quot;E.U.A&quot;" calcext:base-cell-address="Sheet1.B1"/>
            <calcext:condition calcext:apply-style-name="Good" calcext:value="=&quot;Brasil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9:48:57.116464514</meta:creation-date>
    <dc:date>2023-10-17T19:50:21.009532570</dc:date>
    <meta:editing-duration>PT1M27S</meta:editing-duration>
    <meta:editing-cycles>1</meta:editing-cycles>
    <meta:document-statistic meta:table-count="1" meta:cell-count="77" meta:object-count="0"/>
    <meta:generator>LibreOffice/7.5.7.1$Linux_X86_64 LibreOffice_project/50$Build-1</meta:generator>
  </office:meta>
</office:document-meta>
</file>